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087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6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Cluster 0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1 – Electoral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2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3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4 <text:s/>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isión</text:p>
          </table:table-cell>
          <table:table-cell office:value-type="float" office:value="0.123864035177" calcext:value-type="float">
            <text:p>0.12</text:p>
          </table:table-cell>
          <table:table-cell office:value-type="string" calcext:value-type="string">
            <text:p>diputados</text:p>
          </table:table-cell>
          <table:table-cell office:value-type="float" office:value="0.149982757017" calcext:value-type="float">
            <text:p>0.15</text:p>
          </table:table-cell>
          <table:table-cell office:value-type="string" calcext:value-type="string">
            <text:p>artículo</text:p>
          </table:table-cell>
          <table:table-cell office:value-type="float" office:value="0.164894197451" calcext:value-type="float">
            <text:p>0.16</text:p>
          </table:table-cell>
          <table:table-cell office:value-type="string" calcext:value-type="string">
            <text:p>impuesto</text:p>
          </table:table-cell>
          <table:table-cell office:value-type="float" office:value="0.116142644088" calcext:value-type="float">
            <text:p>0.12</text:p>
          </table:table-cell>
          <table:table-cell office:value-type="string" calcext:value-type="string">
            <text:p>comisión</text:p>
          </table:table-cell>
          <table:table-cell office:value-type="float" office:value="0.146525618634" calcext:value-type="float">
            <text:p>0.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rmanente</text:p>
          </table:table-cell>
          <table:table-cell office:value-type="float" office:value="0.108804112244" calcext:value-type="float">
            <text:p>0.11</text:p>
          </table:table-cell>
          <table:table-cell office:value-type="string" calcext:value-type="string">
            <text:p>comisión</text:p>
          </table:table-cell>
          <table:table-cell office:value-type="float" office:value="0.107130540726" calcext:value-type="float">
            <text:p>0.11</text:p>
          </table:table-cell>
          <table:table-cell office:value-type="string" calcext:value-type="string">
            <text:p>nacional</text:p>
          </table:table-cell>
          <table:table-cell office:value-type="float" office:value="0.139595072752" calcext:value-type="float">
            <text:p>0.14</text:p>
          </table:table-cell>
          <table:table-cell office:value-type="string" calcext:value-type="string">
            <text:p>diputados</text:p>
          </table:table-cell>
          <table:table-cell office:value-type="float" office:value="0.102893574837" calcext:value-type="float">
            <text:p>0.10</text:p>
          </table:table-cell>
          <table:table-cell office:value-type="string" calcext:value-type="string">
            <text:p>infancia</text:p>
          </table:table-cell>
          <table:table-cell office:value-type="float" office:value="0.102500154624" calcext:value-type="float">
            <text:p>0.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rmiso</text:p>
          </table:table-cell>
          <table:table-cell office:value-type="float" office:value="0.104860020966" calcext:value-type="float">
            <text:p>0.10</text:p>
          </table:table-cell>
          <table:table-cell office:value-type="string" calcext:value-type="string">
            <text:p>electoral</text:p>
          </table:table-cell>
          <table:table-cell office:value-type="float" office:value="0.101330198154" calcext:value-type="float">
            <text:p>0.10</text:p>
          </table:table-cell>
          <table:table-cell office:value-type="string" calcext:value-type="string">
            <text:p>partido</text:p>
          </table:table-cell>
          <table:table-cell office:value-type="float" office:value="0.0930633818349" calcext:value-type="float">
            <text:p>0.09</text:p>
          </table:table-cell>
          <table:table-cell office:value-type="string" calcext:value-type="string">
            <text:p>ley</text:p>
          </table:table-cell>
          <table:table-cell office:value-type="float" office:value="0.0964088861877" calcext:value-type="float">
            <text:p>0.10</text:p>
          </table:table-cell>
          <table:table-cell office:value-type="string" calcext:value-type="string">
            <text:p>instituto</text:p>
          </table:table-cell>
          <table:table-cell office:value-type="float" office:value="0.102500154624" calcext:value-type="float">
            <text:p>0.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rte</text:p>
          </table:table-cell>
          <table:table-cell office:value-type="float" office:value="0.0786450157248" calcext:value-type="float">
            <text:p>0.08</text:p>
          </table:table-cell>
          <table:table-cell office:value-type="string" calcext:value-type="string">
            <text:p>aprueba</text:p>
          </table:table-cell>
          <table:table-cell office:value-type="float" office:value="0.0857044325812" calcext:value-type="float">
            <text:p>0.09</text:p>
          </table:table-cell>
          <table:table-cell office:value-type="string" calcext:value-type="string">
            <text:p>aérea</text:p>
          </table:table-cell>
          <table:table-cell office:value-type="float" office:value="0.0865122472751" calcext:value-type="float">
            <text:p>0.09</text:p>
          </table:table-cell>
          <table:table-cell office:value-type="string" calcext:value-type="string">
            <text:p>dictamen fecha</text:p>
          </table:table-cell>
          <table:table-cell office:value-type="float" office:value="0.0719779068591" calcext:value-type="float">
            <text:p>0.07</text:p>
          </table:table-cell>
          <table:table-cell office:value-type="string" calcext:value-type="string">
            <text:p>cámara</text:p>
          </table:table-cell>
          <table:table-cell office:value-type="float" office:value="0.0976837457563" calcext:value-type="float">
            <text:p>0.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float" office:value="0.0786450157248" calcext:value-type="float">
            <text:p>0.08</text:p>
          </table:table-cell>
          <table:table-cell office:value-type="string" calcext:value-type="string">
            <text:p>artículo</text:p>
          </table:table-cell>
          <table:table-cell office:value-type="float" office:value="0.0857044325812" calcext:value-type="float">
            <text:p>0.09</text:p>
          </table:table-cell>
          <table:table-cell office:value-type="string" calcext:value-type="string">
            <text:p>diputados</text:p>
          </table:table-cell>
          <table:table-cell office:value-type="float" office:value="0.0824470987255" calcext:value-type="float">
            <text:p>0.08</text:p>
          </table:table-cell>
          <table:table-cell office:value-type="string" calcext:value-type="string">
            <text:p>dictamen fecha presidente</text:p>
          </table:table-cell>
          <table:table-cell office:value-type="float" office:value="0.0719779068591" calcext:value-type="float">
            <text:p>0.07</text:p>
          </table:table-cell>
          <table:table-cell office:value-type="string" calcext:value-type="string">
            <text:p>secretaría</text:p>
          </table:table-cell>
          <table:table-cell office:value-type="float" office:value="0.0976837457563" calcext:value-type="float">
            <text:p>0.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uprema</text:p>
          </table:table-cell>
          <table:table-cell office:value-type="float" office:value="0.0786450157248" calcext:value-type="float">
            <text:p>0.08</text:p>
          </table:table-cell>
          <table:table-cell office:value-type="string" calcext:value-type="string">
            <text:p>cámara</text:p>
          </table:table-cell>
          <table:table-cell office:value-type="float" office:value="0.0857044325812" calcext:value-type="float">
            <text:p>0.09</text:p>
          </table:table-cell>
          <table:table-cell office:value-type="string" calcext:value-type="string">
            <text:p>federal</text:p>
          </table:table-cell>
          <table:table-cell office:value-type="float" office:value="0.0824470987255" calcext:value-type="float">
            <text:p>0.08</text:p>
          </table:table-cell>
          <table:table-cell office:value-type="string" calcext:value-type="string">
            <text:p>fecha presidente</text:p>
          </table:table-cell>
          <table:table-cell office:value-type="float" office:value="0.0719779068591" calcext:value-type="float">
            <text:p>0.07</text:p>
          </table:table-cell>
          <table:table-cell office:value-type="string" calcext:value-type="string">
            <text:p>gobernación</text:p>
          </table:table-cell>
          <table:table-cell office:value-type="float" office:value="0.0866201987671" calcext:value-type="float">
            <text:p>0.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uprema corte</text:p>
          </table:table-cell>
          <table:table-cell office:value-type="float" office:value="0.0786450157248" calcext:value-type="float">
            <text:p>0.08</text:p>
          </table:table-cell>
          <table:table-cell office:value-type="string" calcext:value-type="string">
            <text:p>federal electoral</text:p>
          </table:table-cell>
          <table:table-cell office:value-type="float" office:value="0.0725551091932" calcext:value-type="float">
            <text:p>0.07</text:p>
          </table:table-cell>
          <table:table-cell office:value-type="string" calcext:value-type="string">
            <text:p>secretario</text:p>
          </table:table-cell>
          <table:table-cell office:value-type="float" office:value="0.0824470987255" calcext:value-type="float">
            <text:p>0.08</text:p>
          </table:table-cell>
          <table:table-cell office:value-type="string" calcext:value-type="string">
            <text:p>ingreso</text:p>
          </table:table-cell>
          <table:table-cell office:value-type="float" office:value="0.0719779068591" calcext:value-type="float">
            <text:p>0.07</text:p>
          </table:table-cell>
          <table:table-cell office:value-type="string" calcext:value-type="string">
            <text:p>comisión puntos</text:p>
          </table:table-cell>
          <table:table-cell office:value-type="float" office:value="0.0826964793569" calcext:value-type="float">
            <text:p>0.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greso</text:p>
          </table:table-cell>
          <table:table-cell office:value-type="float" office:value="0.0774150219856" calcext:value-type="float">
            <text:p>0.08</text:p>
          </table:table-cell>
          <table:table-cell office:value-type="string" calcext:value-type="string">
            <text:p>partido</text:p>
          </table:table-cell>
          <table:table-cell office:value-type="float" office:value="0.0725551091932" calcext:value-type="float">
            <text:p>0.07</text:p>
          </table:table-cell>
          <table:table-cell office:value-type="string" calcext:value-type="string">
            <text:p>distrito</text:p>
          </table:table-cell>
          <table:table-cell office:value-type="float" office:value="0.0812324850985" calcext:value-type="float">
            <text:p>0.08</text:p>
          </table:table-cell>
          <table:table-cell office:value-type="string" calcext:value-type="string">
            <text:p>utilidades</text:p>
          </table:table-cell>
          <table:table-cell office:value-type="float" office:value="0.0719779068591" calcext:value-type="float">
            <text:p>0.07</text:p>
          </table:table-cell>
          <table:table-cell office:value-type="string" calcext:value-type="string">
            <text:p>mayor</text:p>
          </table:table-cell>
          <table:table-cell office:value-type="float" office:value="0.0826964793569" calcext:value-type="float">
            <text:p>0.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otación</text:p>
          </table:table-cell>
          <table:table-cell office:value-type="float" office:value="0.0774150219856" calcext:value-type="float">
            <text:p>0.08</text:p>
          </table:table-cell>
          <table:table-cell office:value-type="string" calcext:value-type="string">
            <text:p>discusión</text:p>
          </table:table-cell>
          <table:table-cell office:value-type="float" office:value="0.0642783244359" calcext:value-type="float">
            <text:p>0.06</text:p>
          </table:table-cell>
          <table:table-cell office:value-type="string" calcext:value-type="string">
            <text:p>comisión</text:p>
          </table:table-cell>
          <table:table-cell office:value-type="float" office:value="0.0687059156046" calcext:value-type="float">
            <text:p>0.07</text:p>
          </table:table-cell>
          <table:table-cell office:value-type="string" calcext:value-type="string">
            <text:p>artículo</text:p>
          </table:table-cell>
          <table:table-cell office:value-type="float" office:value="0.0685957165578" calcext:value-type="float">
            <text:p>0.07</text:p>
          </table:table-cell>
          <table:table-cell office:value-type="string" calcext:value-type="string">
            <text:p>aprueba</text:p>
          </table:table-cell>
          <table:table-cell office:value-type="float" office:value="0.0732628093172" calcext:value-type="float">
            <text:p>0.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misión permanente</text:p>
          </table:table-cell>
          <table:table-cell office:value-type="float" office:value="0.0652824673465" calcext:value-type="float">
            <text:p>0.07</text:p>
          </table:table-cell>
          <table:table-cell office:value-type="string" calcext:value-type="string">
            <text:p>federal</text:p>
          </table:table-cell>
          <table:table-cell office:value-type="float" office:value="0.0642783244359" calcext:value-type="float">
            <text:p>0.06</text:p>
          </table:table-cell>
          <table:table-cell office:value-type="string" calcext:value-type="string">
            <text:p>secretaría</text:p>
          </table:table-cell>
          <table:table-cell office:value-type="float" office:value="0.0687059156046" calcext:value-type="float">
            <text:p>0.07</text:p>
          </table:table-cell>
          <table:table-cell office:value-type="string" calcext:value-type="string">
            <text:p>fracción</text:p>
          </table:table-cell>
          <table:table-cell office:value-type="float" office:value="0.0685957165578" calcext:value-type="float">
            <text:p>0.07</text:p>
          </table:table-cell>
          <table:table-cell office:value-type="string" calcext:value-type="string">
            <text:p>diputados</text:p>
          </table:table-cell>
          <table:table-cell office:value-type="float" office:value="0.0732628093172" calcext:value-type="float">
            <text:p>0.0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bajadores</text:p>
          </table:table-cell>
          <table:table-cell office:value-type="float" office:value="0.0652824673465" calcext:value-type="float">
            <text:p>0.07</text:p>
          </table:table-cell>
          <table:table-cell office:value-type="string" calcext:value-type="string">
            <text:p>presidente</text:p>
          </table:table-cell>
          <table:table-cell office:value-type="float" office:value="0.0642783244359" calcext:value-type="float">
            <text:p>0.06</text:p>
          </table:table-cell>
          <table:table-cell office:value-type="string" calcext:value-type="string">
            <text:p>albarrán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presidente</text:p>
          </table:table-cell>
          <table:table-cell office:value-type="float" office:value="0.0685957165578" calcext:value-type="float">
            <text:p>0.07</text:p>
          </table:table-cell>
          <table:table-cell office:value-type="string" calcext:value-type="string">
            <text:p>comisión permanente</text:p>
          </table:table-cell>
          <table:table-cell office:value-type="float" office:value="0.0686455481449" calcext:value-type="float">
            <text:p>0.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decoración votación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propietario</text:p>
          </table:table-cell>
          <table:table-cell office:value-type="float" office:value="0.0642783244359" calcext:value-type="float">
            <text:p>0.06</text:p>
          </table:table-cell>
          <table:table-cell office:value-type="string" calcext:value-type="string">
            <text:p>asociaciones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secretaría</text:p>
          </table:table-cell>
          <table:table-cell office:value-type="float" office:value="0.0685957165578" calcext:value-type="float">
            <text:p>0.07</text:p>
          </table:table-cell>
          <table:table-cell office:value-type="string" calcext:value-type="string">
            <text:p>permanente</text:p>
          </table:table-cell>
          <table:table-cell office:value-type="float" office:value="0.0686455481449" calcext:value-type="float">
            <text:p>0.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nfirió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votación</text:p>
          </table:table-cell>
          <table:table-cell office:value-type="float" office:value="0.0642783244359" calcext:value-type="float">
            <text:p>0.06</text:p>
          </table:table-cell>
          <table:table-cell office:value-type="string" calcext:value-type="string">
            <text:p>diputados secretario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votación</text:p>
          </table:table-cell>
          <table:table-cell office:value-type="float" office:value="0.0685957165578" calcext:value-type="float">
            <text:p>0.07</text:p>
          </table:table-cell>
          <table:table-cell office:value-type="string" calcext:value-type="string">
            <text:p>puntos</text:p>
          </table:table-cell>
          <table:table-cell office:value-type="float" office:value="0.0686455481449" calcext:value-type="float">
            <text:p>0.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sideración gobernación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federales</text:p>
          </table:table-cell>
          <table:table-cell office:value-type="float" office:value="0.0602272948015" calcext:value-type="float">
            <text:p>0.06</text:p>
          </table:table-cell>
          <table:table-cell office:value-type="string" calcext:value-type="string">
            <text:p>fernández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diario</text:p>
          </table:table-cell>
          <table:table-cell office:value-type="float" office:value="0.0608266457925" calcext:value-type="float">
            <text:p>0.06</text:p>
          </table:table-cell>
          <table:table-cell office:value-type="string" calcext:value-type="string">
            <text:p>licenciado</text:p>
          </table:table-cell>
          <table:table-cell office:value-type="float" office:value="0.057746799178" calcext:value-type="float">
            <text:p>0.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xteriores comisión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ley</text:p>
          </table:table-cell>
          <table:table-cell office:value-type="float" office:value="0.0602272948015" calcext:value-type="float">
            <text:p>0.06</text:p>
          </table:table-cell>
          <table:table-cell office:value-type="string" calcext:value-type="string">
            <text:p>fernández albarrán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causantes</text:p>
          </table:table-cell>
          <table:table-cell office:value-type="float" office:value="0.0580713220442" calcext:value-type="float">
            <text:p>0.06</text:p>
          </table:table-cell>
          <table:table-cell office:value-type="float" office:value="76" calcext:value-type="float">
            <text:p>76</text:p>
          </table:table-cell>
          <table:table-cell office:value-type="float" office:value="0.0512500773118" calcext:value-type="float">
            <text:p>0.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obernador trabajadores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primera</text:p>
          </table:table-cell>
          <table:table-cell office:value-type="float" office:value="0.0602272948015" calcext:value-type="float">
            <text:p>0.06</text:p>
          </table:table-cell>
          <table:table-cell office:value-type="string" calcext:value-type="string">
            <text:p>fuerza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consideración comisión</text:p>
          </table:table-cell>
          <table:table-cell office:value-type="float" office:value="0.0580713220442" calcext:value-type="float">
            <text:p>0.06</text:p>
          </table:table-cell>
          <table:table-cell office:value-type="string" calcext:value-type="string">
            <text:p>76 constitucional</text:p>
          </table:table-cell>
          <table:table-cell office:value-type="float" office:value="0.0512500773118" calcext:value-type="float">
            <text:p>0.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laciones exteriores comisión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constitución</text:p>
          </table:table-cell>
          <table:table-cell office:value-type="float" office:value="0.0506650990768" calcext:value-type="float">
            <text:p>0.05</text:p>
          </table:table-cell>
          <table:table-cell office:value-type="string" calcext:value-type="string">
            <text:p>fuerza aérea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aprueba</text:p>
          </table:table-cell>
          <table:table-cell office:value-type="float" office:value="0.0514467874184" calcext:value-type="float">
            <text:p>0.05</text:p>
          </table:table-cell>
          <table:table-cell office:value-type="string" calcext:value-type="string">
            <text:p>76 constitucional secretaría</text:p>
          </table:table-cell>
          <table:table-cell office:value-type="float" office:value="0.0512500773118" calcext:value-type="float">
            <text:p>0.0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ecretaría comisión</text:p>
          </table:table-cell>
          <table:table-cell office:value-type="float" office:value="0.0649856465866" calcext:value-type="float">
            <text:p>0.06</text:p>
          </table:table-cell>
          <table:table-cell office:value-type="string" calcext:value-type="string">
            <text:p>distrito</text:p>
          </table:table-cell>
          <table:table-cell office:value-type="float" office:value="0.0506650990768" calcext:value-type="float">
            <text:p>0.05</text:p>
          </table:table-cell>
          <table:table-cell office:value-type="string" calcext:value-type="string">
            <text:p>instituciones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cámara</text:p>
          </table:table-cell>
          <table:table-cell office:value-type="float" office:value="0.0514467874184" calcext:value-type="float">
            <text:p>0.05</text:p>
          </table:table-cell>
          <table:table-cell office:value-type="string" calcext:value-type="string">
            <text:p>abre efectos</text:p>
          </table:table-cell>
          <table:table-cell office:value-type="float" office:value="0.0512500773118" calcext:value-type="float">
            <text:p>0.0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rtículo</text:p>
          </table:table-cell>
          <table:table-cell office:value-type="float" office:value="0.0619320175885" calcext:value-type="float">
            <text:p>0.06</text:p>
          </table:table-cell>
          <table:table-cell office:value-type="string" calcext:value-type="string">
            <text:p>siguientes</text:p>
          </table:table-cell>
          <table:table-cell office:value-type="float" office:value="0.0506650990768" calcext:value-type="float">
            <text:p>0.05</text:p>
          </table:table-cell>
          <table:table-cell office:value-type="string" calcext:value-type="string">
            <text:p>lima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discusión</text:p>
          </table:table-cell>
          <table:table-cell office:value-type="float" office:value="0.0514467874184" calcext:value-type="float">
            <text:p>0.05</text:p>
          </table:table-cell>
          <table:table-cell office:value-type="string" calcext:value-type="string">
            <text:p>abre efectos secretarios</text:p>
          </table:table-cell>
          <table:table-cell office:value-type="float" office:value="0.0512500773118" calcext:value-type="float">
            <text:p>0.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ámara</text:p>
          </table:table-cell>
          <table:table-cell office:value-type="float" office:value="0.0619320175885" calcext:value-type="float">
            <text:p>0.06</text:p>
          </table:table-cell>
          <table:table-cell office:value-type="string" calcext:value-type="string">
            <text:p>5o artículo anterior</text:p>
          </table:table-cell>
          <table:table-cell office:value-type="float" office:value="0.0449650938521" calcext:value-type="float">
            <text:p>0.04</text:p>
          </table:table-cell>
          <table:table-cell office:value-type="string" calcext:value-type="string">
            <text:p>lima josé</text:p>
          </table:table-cell>
          <table:table-cell office:value-type="float" office:value="0.0576748315168" calcext:value-type="float">
            <text:p>0.06</text:p>
          </table:table-cell>
          <table:table-cell office:value-type="string" calcext:value-type="string">
            <text:p>méxico</text:p>
          </table:table-cell>
          <table:table-cell office:value-type="float" office:value="0.0514467874184" calcext:value-type="float">
            <text:p>0.05</text:p>
          </table:table-cell>
          <table:table-cell office:value-type="string" calcext:value-type="string">
            <text:p>aceptar acta</text:p>
          </table:table-cell>
          <table:table-cell office:value-type="float" office:value="0.0512500773118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03:41:07.298365632</dc:date>
    <meta:document-statistic meta:table-count="1" meta:cell-count="236" meta:object-count="0"/>
    <meta:generator>LibreOffice/4.2.8.2$Linux_X86_64 LibreOffice_project/420m0$Build-2</meta:generator>
  </office:meta>
</office:document-meta>
</file>